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88.25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Tagline (easy for people to understand)</text:p>
          </table:table-cell>
          <table:table-cell table:style-name="ce1" office:value-type="string" calcext:value-type="string">
            <text:p>Short Desc</text:p>
          </table:table-cell>
          <table:table-cell table:style-name="ce1" office:value-type="string" calcext:value-type="string">
            <text:p>Type of conten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最適合的 countries?</text:p>
          </table:table-cell>
          <table:table-cell table:style-name="ce1" office:value-type="string" calcext:value-type="string">
            <text:p>不適合的 countries?</text:p>
          </table:table-cell>
          <table:table-cell table:style-name="ce1" office:value-type="string" calcext:value-type="string">
            <text:p>is Scenarios?</text:p>
          </table:table-cell>
          <table:table-cell table:style-name="ce1" office:value-type="string" calcext:value-type="string">
            <text:p>Tags (keywords)</text:p>
          </table:table-cell>
          <table:table-cell table:style-name="ce1" office:value-type="string" calcext:value-type="string">
            <text:p>Ranking by OCF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published by</text:p>
          </table:table-cell>
          <table:table-cell table:style-name="ce1" office:value-type="string" calcext:value-type="string">
            <text:p>publisher link</text:p>
          </table:table-cell>
          <table:table-cell table:style-name="ce1" office:value-type="string" calcext:value-type="string">
            <text:p>last updated</text:p>
          </table:table-cell>
          <table:table-cell table:style-name="ce1" office:value-type="string" calcext:value-type="string">
            <text:p>is outdate?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4"/>
          <table:table-cell table:number-columns-repeated="990"/>
        </table:table-row>
        <table:table-row table:style-name="ro1">
          <table:table-cell table:style-name="ce2" office:value-type="string" calcext:value-type="string">
            <text:p>Security in a box</text:p>
          </table:table-cell>
          <table:table-cell table:style-name="ce7"/>
          <table:table-cell table:style-name="ce2"/>
          <table:table-cell table:style-name="ce2" office:value-type="string" calcext:value-type="string">
            <text:p>Basic information security defense tactics and tools on Mac, Linux, Windows, and Android.</text:p>
          </table:table-cell>
          <table:table-cell table:style-name="ce2"/>
          <table:table-cell table:style-name="ce2" office:value-type="string" calcext:value-type="string">
            <text:p>Steps to be taken</text:p>
          </table:table-cell>
          <table:table-cell table:style-name="ce2" office:value-type="string" calcext:value-type="string">
            <text:p>articles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 table:number-columns-repeated="5"/>
          <table:table-cell table:style-name="ce2" office:value-type="string" calcext:value-type="string">
            <text:p>Front Line Defenders and Tactical Technology Collective</text:p>
          </table:table-cell>
          <table:table-cell table:style-name="ce2" table:number-columns-repeated="19"/>
          <table:table-cell table:number-columns-repeated="990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malware" xlink:type="simple">Protect your device from malware and hackers</text:a></text:p>
          </table:table-cell>
          <table:table-cell table:style-name="ce9" office:value-type="string" calcext:value-type="string">
            <text:p>Device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physical" xlink:type="simple">Protect your information from physical threats</text:a></text:p>
          </table:table-cell>
          <table:table-cell table:style-name="ce9" office:value-type="string" calcext:value-type="string">
            <text:p>Physical Security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passwords" xlink:type="simple">Create and maintain secure passwords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secure-file-storage" xlink:type="simple">Protect the sensitive files on your computer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backup" xlink:type="simple">Recover from information loss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destroy-sensitive-information" xlink:type="simple">Destroy sensitive information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secure-communication" xlink:type="simple">Keep your online communication private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anonymity-and-circumvention" xlink:type="simple">Remain anonymous and bypass censorship on the Internet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style-name="ce9" office:value-type="string" calcext:value-type="string">
            <text:p>China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social-networking" xlink:type="simple">Protect yourself and your data when using social networking sites</text:a></text:p>
          </table:table-cell>
          <table:table-cell table:style-name="ce9" office:value-type="string" calcext:value-type="string">
            <text:p>Social Media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mobile-phones" xlink:type="simple">Use mobile phones as securely as possible</text:a></text:p>
          </table:table-cell>
          <table:table-cell table:style-name="ce9" office:value-type="string" calcext:value-type="string">
            <text:p>Phone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<text:a xlink:href="https://securityinabox.org/en/guide/smartphones" xlink:type="simple">Use smartphones as securely as possible</text:a></text:p>
          </table:table-cell>
          <table:table-cell table:style-name="ce9" office:value-type="string" calcext:value-type="string">
            <text:p>Phone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basic-security/linux" xlink:type="simple">Basic security for Linux</text:a></text:p>
          </table:table-cell>
          <table:table-cell table:style-name="ce9" office:value-type="string" calcext:value-type="string">
            <text:p>Linux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keepassx/linux" xlink:type="simple">KeePassX for Linux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veracrypt/linux" xlink:type="simple">VeraCrypt for Linux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firefox/linux" xlink:type="simple">Firefox and Security Add-Ons for Linux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jitsi/linux" xlink:type="simple">Jitsi for Linux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hunderbird/linux" xlink:type="simple">Thunderbird, Enigmail and OpenPGP for Linux - Secure Email</text:a></text:p>
          </table:table-cell>
          <table:table-cell table:style-name="ce9" office:value-type="string" calcext:value-type="string">
            <text:p>Email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orbrowser/linux" xlink:type="simple">Tor Browser for Linux - Online anonymity and circumvention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basic-security/windows" xlink:type="simple">Basic security for Windows</text:a></text:p>
          </table:table-cell>
          <table:table-cell table:style-name="ce9" office:value-type="string" calcext:value-type="string">
            <text:p>Window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keepassx/windows" xlink:type="simple">KeePassX for Windows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veracrypt/windows" xlink:type="simple">VeraCrypt for Windows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firefox/windows" xlink:type="simple">Firefox and Security Add-Ons for Windows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jitsi/windows" xlink:type="simple">Jitsi for Windows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hunderbird/windows" xlink:type="simple">Thunderbird, Enigmail and OpenPGP for Windows - Secure Email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orbrowser/windows" xlink:type="simple">Tor Browser for Windows - Online anonymity and censorship circumvention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avast/windows" xlink:type="simple">avast! - anti-malware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spybot/windows" xlink:type="simple">Spybot for Windows - anti-spyware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comodo/windows" xlink:type="simple">Comodo for Windows - network firewall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cobian/windows" xlink:type="simple">Cobian Backup for Windows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eraser/windows" xlink:type="simple">Eraser for Windows - secure file removal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ccleaner/windows" xlink:type="simple">CCleaner for Windows - secure file deletion and session cleanup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pidgin/windows" xlink:type="simple">Pidgin with OTR for Windows - secure instant messaging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gpg4usb/windows" xlink:type="simple">gpg4usb for Windows - email and file encryption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keepassx/mac" xlink:type="simple">KeePassX for Mac OS X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veracrypt/mac" xlink:type="simple">VeraCrypt for Mac OS X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firefox/mac" xlink:type="simple">Firefox and Security Add-Ons for Mac OS X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jitsi/mac" xlink:type="simple">Jitsi for Mac OS X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hunderbird/mac" xlink:type="simple">Thunderbird, Enigmail and OpenPGP for Mac OS X - secure email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torbrowser/mac" xlink:type="simple">Tor Browser for Mac OS X - Online anonymity and circumvention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signal/android" xlink:type="simple">Signal for Android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Secure messaging and calling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basic-security/android" xlink:type="simple">Basic Android security setup guide</text:a></text:p>
          </table:table-cell>
          <table:table-cell table:style-name="ce9" office:value-type="string" calcext:value-type="string">
            <text:p>Android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apg/android" xlink:type="simple">Android Privacy Guard (APG) for Android devices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k9/android" xlink:type="simple">K9 with APG for Android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keepassdroid/android" xlink:type="simple">KeePassDroid for Android</text:a></text:p>
          </table:table-cell>
          <table:table-cell table:style-name="ce9" office:value-type="string" calcext:value-type="string">
            <text:p>Passwords</text:p>
          </table:table-cell>
          <table:table-cell table:style-name="ce9" office:value-type="string" calcext:value-type="string">
            <text:p>Secure password manager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obscuracam/android" xlink:type="simple">ObscuraCam for Android</text:a></text:p>
          </table:table-cell>
          <table:table-cell table:number-columns-repeated="3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orbot/android" xlink:type="simple">Orbot for Android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orweb/android" xlink:type="simple">Orweb for Android</text:a></text:p>
          </table:table-cell>
          <table:table-cell table:style-name="ce9" office:value-type="string" calcext:value-type="string">
            <text:p>Anonymity, Anti-censorship</text:p>
          </table:table-cell>
          <table:table-cell table:style-name="ce9" office:value-type="string" calcext:value-type="string">
            <text:p>Tor Browser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mailvelope/web" xlink:type="simple">Mailvelope - OpenPGP encryption for webmail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Firefox and Chrome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riseup/web" xlink:type="simple">Riseup - secure email service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<text:a xlink:href="https://securityinabox.org/en/guide/social-networking/web" xlink:type="simple">Social networking platforms</text:a></text:p>
          </table:table-cell>
          <table:table-cell table:style-name="ce5" office:value-type="string" calcext:value-type="string">
            <text:p>Social Network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<text:a xlink:href="http://privacytools.io" xlink:type="simple">privacytools.io</text:a></text:p>
          </table:table-cell>
          <table:table-cell/>
          <table:table-cell table:style-name="ce5" office:value-type="string" calcext:value-type="string">
            <text:p>Basic Defense</text:p>
          </table:table-cell>
          <table:table-cell table:style-name="ce5" office:value-type="string" calcext:value-type="string">
            <text:p>Introduce tools available for specific purposes</text:p>
          </table:table-cell>
          <table:table-cell table:style-name="ce5"/>
          <table:table-cell table:style-name="ce5" office:value-type="string" calcext:value-type="string">
            <text:p>Tools introduction</text:p>
          </table:table-cell>
          <table:table-cell table:style-name="ce5" office:value-type="string" calcext:value-type="string">
            <text:p>tables</text:p>
          </table:table-cell>
          <table:table-cell table:style-name="ce5" table:number-columns-repeated="3"/>
          <table:table-cell table:style-name="ce5" office:value-type="string" calcext:value-type="string">
            <text:p>VPN, Email, Cloud storage, Social networks, Search engine, Domain name system, </text:p>
          </table:table-cell>
          <table:table-cell table:style-name="ce5" table:number-columns-repeated="23"/>
          <table:table-cell table:number-columns-repeated="990"/>
        </table:table-row>
        <table:table-row table:style-name="ro1">
          <table:table-cell table:style-name="ce4" office:value-type="string" calcext:value-type="string">
            <text:p>Privacy International Explainers</text:p>
          </table:table-cell>
          <table:table-cell table:style-name="ce2" table:number-columns-repeated="3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What is Privacy?</text:p>
          </table:table-cell>
          <table:table-cell table:style-name="ce5" office:value-type="string" calcext:value-type="string">
            <text:p>Privacy</text:p>
          </table:table-cell>
          <table:table-cell table:style-name="ce5" office:value-type="string" calcext:value-type="string">
            <text:p>Short video on why privacy is so important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68" xlink:type="simple">https://privacyinternational.org/node/568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4"/>
          <table:table-cell table:style-name="ce5" office:value-type="string" calcext:value-type="string">
            <text:p>Thai version: https://www.youtube.com/watch?v=rJPndjLogaU</text:p>
          </table:table-cell>
          <table:table-cell table:style-name="ce5" table:number-columns-repeated="14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What is Data Exploitation?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explaining the risks of data exploitation and we need to do about it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1037" xlink:type="simple">https://privacyinternational.org/node/1037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4"/>
          <table:table-cell table:style-name="ce5" office:value-type="string" calcext:value-type="string">
            <text:p>Multilanguage version on Youtube https://www.youtube.com/channel/UCwyKZWhsD2YFg8huOaO3IOg/videos</text:p>
          </table:table-cell>
          <table:table-cell table:style-name="ce5" table:number-columns-repeated="14"/>
          <table:table-cell table:number-columns-repeated="990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Metadata</text:p>
          </table:table-cell>
          <table:table-cell table:style-name="ce5" office:value-type="string" calcext:value-type="string">
            <text:p>explaining what is metadata and why we think it is important that your metadata is protected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metadat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3" xlink:type="simple">https://privacyinternational.org/node/573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Data Protectio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explaining what data protection is and why it is so important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data protec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0" xlink:type="simple">https://privacyinternational.org/node/570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Communication Surveillance</text:p>
          </table:table-cell>
          <table:table-cell table:style-name="ce5" office:value-type="string" calcext:value-type="string">
            <text:p>Surveillance</text:p>
          </table:table-cell>
          <table:table-cell table:style-name="ce5" office:value-type="string" calcext:value-type="string">
            <text:p>explaining what communications surveillance is and why we are calling for an end to mass communications surveillance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surveillanc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69" xlink:type="simple">https://privacyinternational.org/node/569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Big data</text:p>
          </table:table-cell>
          <table:table-cell table:style-name="ce5" office:value-type="string" calcext:value-type="string">
            <text:p>explaining what big data is and what the implications are for our </text:p>
            <text:p>privacy when Governments and companies have access to this much data </text:p>
            <text:p>about us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big dat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2" xlink:type="simple">https://privacyinternational.org/node/572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2" office:value-type="string" calcext:value-type="string">
            <text:p>EFF Self-defense</text:p>
          </table:table-cell>
          <table:table-cell table:style-name="ce7"/>
          <table:table-cell table:style-name="ce2" office:value-type="string" calcext:value-type="string">
            <text:p>Basic Defense</text:p>
          </table:table-cell>
          <table:table-cell table:style-name="ce2" office:value-type="string" calcext:value-type="string">
            <text:p>Role-based course playlists on basic security things to look out for Human Rights Activists, Journalists, etc</text:p>
          </table:table-cell>
          <table:table-cell table:style-name="ce2" table:number-columns-repeated="2"/>
          <table:table-cell table:style-name="ce2" office:value-type="string" calcext:value-type="string">
            <text:p>articles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 table:number-columns-repeated="25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nimated Overview: How Strong Encryption Can Help Avoid Online Surveillance</text:p>
          </table:table-cell>
          <table:table-cell table:style-name="ce5" office:value-type="string" calcext:value-type="string">
            <text:p>Encryption</text:p>
          </table:table-cell>
          <table:table-cell table:style-name="ce5" table:number-columns-repeated="2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encryp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sd.eff.org/en/module/animated-overview-how-strong-encryption-can-help-avoid-online-surveillance" xlink:type="simple">https://ssd.eff.org/en/module/animated-overview-how-strong-encryption-can-help-avoid-online-surveillance</text:a></text:p>
          </table:table-cell>
          <table:table-cell table:style-name="ce5" office:value-type="string" calcext:value-type="string">
            <text:p>EFF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ssd.eff.org/en/module/animated-overview-how-make-super-secure-password-using-dice" xlink:type="simple">Animated Overview: How to Make a Super-Secure Password Using Dice</text:a></text:p>
          </table:table-cell>
          <table:table-cell table:style-name="ce5" office:value-type="string" calcext:value-type="string">
            <text:p>Password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asswor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sd.eff.org/en/module/animated-overview-how-make-super-secure-password-using-dice" xlink:type="simple">https://ssd.eff.org/en/module/animated-overview-how-make-super-secure-password-using-dice</text:a></text:p>
          </table:table-cell>
          <table:table-cell table:style-name="ce5" office:value-type="string" calcext:value-type="string">
            <text:p>EFF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nimated Overview: Protecting Your Device From Hackers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5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sd.eff.org/en/module/animated-overview-protecting-your-device-hackers" xlink:type="simple">https://ssd.eff.org/en/module/animated-overview-protecting-your-device-hackers</text:a></text:p>
          </table:table-cell>
          <table:table-cell table:style-name="ce5" office:value-type="string" calcext:value-type="string">
            <text:p>EFF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nimated Overview: Using Password Managers to Stay Safe Online</text:p>
          </table:table-cell>
          <table:table-cell table:style-name="ce5" office:value-type="string" calcext:value-type="string">
            <text:p>Password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sd.eff.org/en/module/animated-overview-using-password-managers-stay-safe-online" xlink:type="simple">https://ssd.eff.org/en/module/animated-overview-using-password-managers-stay-safe-online</text:a></text:p>
          </table:table-cell>
          <table:table-cell table:style-name="ce5" office:value-type="string" calcext:value-type="string">
            <text:p>EFF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How to use KeepassX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Secure Password Manager</text:p>
          </table:table-cell>
          <table:table-cell table:style-name="ce5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3"/>
          <table:table-cell table:style-name="ce5" office:value-type="string" calcext:value-type="string">
            <text:p>password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youtube.com/watch?v=z-cKvTUUgNQ" xlink:type="simple">https://www.youtube.com/watch?v=z-cKvTUUgNQ</text:a></text:p>
          </table:table-cell>
          <table:table-cell table:style-name="ce3" office:value-type="string" calcext:value-type="string">
            <text:p><text:a xlink:href="https://www.youtube.com/channel/UCsyFaz9C8jrm4imbpV4yUBQ" xlink:type="simple">https://www.youtube.com/channel/UCsyFaz9C8jrm4imbpV4yUBQ</text:a></text:p>
          </table:table-cell>
          <table:table-cell table:style-name="ce5" table:number-columns-repeated="19"/>
          <table:table-cell table:number-columns-repeated="990"/>
        </table:table-row>
        <table:table-row table:style-name="ro1">
          <table:table-cell table:style-name="ce2" office:value-type="string" calcext:value-type="string">
            <text:p>Advocacy Assembly Courses</text:p>
          </table:table-cell>
          <table:table-cell table:style-name="ce2" table:number-columns-repeated="2"/>
          <table:table-cell table:style-name="ce2" office:value-type="string" calcext:value-type="string">
            <text:p>Online courses for Human Rights Activists</text:p>
          </table:table-cell>
          <table:table-cell table:style-name="ce2"/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video</text:p>
          </table:table-cell>
          <table:table-cell table:style-name="ce2" table:number-columns-repeated="6"/>
          <table:table-cell table:style-name="ce6" office:value-type="string" calcext:value-type="string">
            <text:p><text:a xlink:href="https://advocacyassembly.org/en/courses/" xlink:type="simple">https://advocacyassembly.org/en/courses/</text:a></text:p>
          </table:table-cell>
          <table:table-cell table:style-name="ce2" table:number-columns-repeated="20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33/" xlink:type="simple">Secure communications</text:a></text:p>
          </table:table-cell>
          <table:table-cell table:style-name="ce5" office:value-type="string" calcext:value-type="string">
            <text:p>Communication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3"/>
          <table:table-cell table:style-name="ce5" office:value-type="string" calcext:value-type="string">
            <text:p>PGP, Jitsi</text:p>
          </table:table-cell>
          <table:table-cell table:style-name="ce5" table:number-columns-repeated="23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30/" xlink:type="simple">Phishing, Malware and Social Engineering</text:a></text:p>
          </table:table-cell>
          <table:table-cell table:style-name="ce5" office:value-type="string" calcext:value-type="string">
            <text:p>Malware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32/" xlink:type="simple">Staying Safe Online And Using Social Media</text:a></text:p>
          </table:table-cell>
          <table:table-cell table:style-name="ce5" office:value-type="string" calcext:value-type="string">
            <text:p>Social Networks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31/" xlink:type="simple">Secure passwords and encryption of data</text:a></text:p>
          </table:table-cell>
          <table:table-cell table:style-name="ce5" office:value-type="string" calcext:value-type="string">
            <text:p>Password, Data safekeeping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28/" xlink:type="simple">Right to Privacy: Introduction and Principles</text:a></text:p>
          </table:table-cell>
          <table:table-cell table:style-name="ce5" office:value-type="string" calcext:value-type="string">
            <text:p>Privacy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3" office:value-type="string" calcext:value-type="string">
            <text:p><text:a xlink:href="https://advocacyassembly.org/en/courses/22/" xlink:type="simple">Right to Privacy: Data and Surveillance</text:a></text:p>
          </table:table-cell>
          <table:table-cell table:style-name="ce5" office:value-type="string" calcext:value-type="string">
            <text:p>Surveillance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27"/>
          <table:table-cell table:number-columns-repeated="990"/>
        </table:table-row>
        <table:table-row table:style-name="ro1" table:number-rows-repeated="3">
          <table:table-cell table:style-name="ce5" table:number-columns-repeated="3"/>
          <table:table-cell table:style-name="ce10"/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/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/>
          <table:table-cell table:style-name="ce5" table:number-columns-repeated="30"/>
          <table:table-cell table:number-columns-repeated="990"/>
        </table:table-row>
        <table:table-row table:style-name="ro1">
          <table:table-cell table:style-name="ce6" office:value-type="string" calcext:value-type="string">
            <text:p><text:a xlink:href="https://www.youtube.com/channel/UCow9ZGJMNsZtAkz4ZvTtcJA" xlink:type="simple">How to engage in cyber policy</text:a></text:p>
          </table:table-cell>
          <table:table-cell table:style-name="ce7"/>
          <table:table-cell table:style-name="ce2" office:value-type="string" calcext:value-type="string">
            <text:p>Policy</text:p>
          </table:table-cell>
          <table:table-cell table:style-name="ce11" office:value-type="string" calcext:value-type="string">
            <text:p>Videos on different aspects of cyber policy - human rights, cybersecurity, regulatory frameworks and cyber capacity building - with a final regional module highlighting how these apply in Africa, Asia and Latin America.</text:p>
          </table:table-cell>
          <table:table-cell table:style-name="ce2" office:value-type="string" calcext:value-type="string">
            <text:p>This series aims to help human rights defenders develop the tools, </text:p>
            <text:p>skills and knowledge they need to engage effectively in cyber policy </text:p>
            <text:p>debates. </text:p>
            <text:p/>
            <text:p>The series is structured around five modules. The first</text:p>
            <text:p> four each focus on a different aspect of cyber policy - human rights, </text:p>
            <text:p>cybersecurity, regulatory frameworks and cyber capacity building - with a</text:p>
            <text:p> final regional module highlighting how these apply in Africa, Asia and </text:p>
            <text:p>Latin America.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Video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youtube.com/channel/UCow9ZGJMNsZtAkz4ZvTtcJA" xlink:type="simple">https://www.youtube.com/channel/UCow9ZGJMNsZtAkz4ZvTtcJA</text:a></text:p>
          </table:table-cell>
          <table:table-cell table:style-name="ce2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Me and My Shadow</text:p>
          </table:table-cell>
          <table:table-cell table:style-name="ce2" table:number-columns-repeated="13"/>
          <table:table-cell table:style-name="ce2" office:value-type="string" calcext:value-type="string">
            <text:p>Tactical Technology Collective</text:p>
          </table:table-cell>
          <table:table-cell table:style-name="ce2" table:number-columns-repeated="19"/>
          <table:table-cell table:number-columns-repeated="990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Tracking</text:p>
          </table:table-cell>
          <table:table-cell table:style-name="ce5" office:value-type="string" calcext:value-type="string">
            <text:p>Who's collecting our data?</text:p>
            <text:p>how? and why? 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Articles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Control your data</text:p>
          </table:table-cell>
          <table:table-cell table:style-name="ce5" office:value-type="string" calcext:value-type="string">
            <text:p>Data</text:p>
          </table:table-cell>
          <table:table-cell table:style-name="ce5" table:number-columns-repeated="31"/>
          <table:table-cell table:number-columns-repeated="990"/>
        </table:table-row>
        <table:table-row table:style-name="ro1">
          <table:table-cell table:style-name="ce5" table:number-columns-repeated="34"/>
          <table:table-cell table:number-columns-repeated="990"/>
        </table:table-row>
        <table:table-row table:style-name="ro1">
          <table:table-cell/>
          <table:table-cell table:style-name="ce5" office:value-type="string" calcext:value-type="string">
            <text:p>Two Factor Auth</text:p>
          </table:table-cell>
          <table:table-cell table:style-name="ce5" office:value-type="string" calcext:value-type="string">
            <text:p>Two Factor Authentication</text:p>
          </table:table-cell>
          <table:table-cell table:style-name="ce8" office:value-type="string" calcext:value-type="string">
            <text:p><text:a xlink:href="https://en.wikipedia.org/wiki/Two-factor_authentication" xlink:type="simple">List of websites and whether or not they support 2FA.</text:a></text:p>
          </table:table-cell>
          <table:table-cell table:style-name="ce5"/>
          <table:table-cell table:style-name="ce5" office:value-type="string" calcext:value-type="string">
            <text:p>Comparison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6"/>
          <table:table-cell table:style-name="ce3" office:value-type="string" calcext:value-type="string">
            <text:p><text:a xlink:href="https://twofactorauth.org/" xlink:type="simple">https://twofactorauth.org/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/>
          <table:table-cell table:style-name="ce5" office:value-type="string" calcext:value-type="string">
            <text:p>Turn It On: The Ultimate Guide to Two-Factor Authentication (2FA)</text:p>
          </table:table-cell>
          <table:table-cell table:style-name="ce5" office:value-type="string" calcext:value-type="string">
            <text:p>Two Factor Authentication</text:p>
          </table:table-cell>
          <table:table-cell table:style-name="ce5" office:value-type="string" calcext:value-type="string">
            <text:p>Step-by-step tutorial on how to enable two factor authentication on popular websites such as Facebook</text:p>
          </table:table-cell>
          <table:table-cell table:style-name="ce5"/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style-name="ce5" table:number-columns-repeated="6"/>
          <table:table-cell table:style-name="ce3" office:value-type="string" calcext:value-type="string">
            <text:p><text:a xlink:href="https://www.turnon2fa.com/" xlink:type="simple">https://www.turnon2fa.com/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/>
          <table:table-cell table:style-name="ce5" office:value-type="string" calcext:value-type="string">
            <text:p>Have I been pwned?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Check if your password has been leaked</text:p>
          </table:table-cell>
          <table:table-cell table:style-name="ce5" table:number-columns-repeated="9"/>
          <table:table-cell table:style-name="ce3" office:value-type="string" calcext:value-type="string">
            <text:p><text:a xlink:href="https://haveibeenpwned.com/" xlink:type="simple">https://haveibeenpwned.com/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Holistic Security Guide</text:p>
          </table:table-cell>
          <table:table-cell table:style-name="ce2" table:number-columns-repeated="3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Prepare</text:p>
          </table:table-cell>
          <table:table-cell table:style-name="ce5" office:value-type="string" calcext:value-type="string">
            <text:p>Security strategy</text:p>
          </table:table-cell>
          <table:table-cell table:style-name="ce5" office:value-type="string" calcext:value-type="string">
            <text:p>In Prepare, we will take the first steps towards adopting an organised approach to our security as human rights defenders.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Explore</text:p>
          </table:table-cell>
          <table:table-cell table:style-name="ce5" office:value-type="string" calcext:value-type="string">
            <text:p>Security strategy</text:p>
          </table:table-cell>
          <table:table-cell table:style-name="ce5" office:value-type="string" calcext:value-type="string">
            <text:p>In Explore, we will detail a number of tools which are useful for carrying out context analysis from a security perspective. These tools help us to accurately identify the threats we face, and strategies and plans to prevent or respond to them.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trategise</text:p>
          </table:table-cell>
          <table:table-cell table:style-name="ce5" office:value-type="string" calcext:value-type="string">
            <text:p>Security strategy</text:p>
          </table:table-cell>
          <table:table-cell table:style-name="ce3" office:value-type="string" calcext:value-type="string">
            <text:p><text:a xlink:href="https://holistic-security.tacticaltech.org/chapters/explore" xlink:type="simple">In Strategise, we look at how to develop and refine our security strategies, plans and tactics based on the threats identified in Section II | Explore.</text:a>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ct</text:p>
          </table:table-cell>
          <table:table-cell table:style-name="ce5" office:value-type="string" calcext:value-type="string">
            <text:p>Security strategy</text:p>
          </table:table-cell>
          <table:table-cell table:style-name="ce3" office:value-type="string" calcext:value-type="string">
            <text:p><text:a xlink:href="http://www.ohchr.org/EN/Issues/AssemblyAssociation/Pages/SRFreedomAssemblyAssociationIndex.aspx" xlink:type="simple">In Act, we identify some skills, best practices and resources which can help to increase our security during particular activities which are common in human rights work. The first mini-guide looks at exercising the Right to Freedom of Assembly, particularly with regard to protests and demonstrations.</text:a>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Living Under Digital Surveillance: Human Rights Defender Perceptions and Experiences</text:p>
          </table:table-cell>
          <table:table-cell table:style-name="ce5" office:value-type="string" calcext:value-type="string">
            <text:p>Surveillance</text:p>
          </table:table-cell>
          <table:table-cell table:style-name="ce5" office:value-type="string" calcext:value-type="string">
            <text:p>What is digital surveillance? How government surveillance will affect activists?</text:p>
          </table:table-cell>
          <table:table-cell table:style-name="ce5"/>
          <table:table-cell table:style-name="ce5" office:value-type="string" calcext:value-type="string">
            <text:p>Overview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3"/>
          <table:table-cell table:style-name="ce5" office:value-type="string" calcext:value-type="string">
            <text:p>surveillance, psychology</text:p>
          </table:table-cell>
          <table:table-cell table:style-name="ce5" table:number-columns-repeated="23"/>
          <table:table-cell table:number-columns-repeated="990"/>
        </table:table-row>
        <table:table-row table:style-name="ro1">
          <table:table-cell table:style-name="ce4" office:value-type="string" calcext:value-type="string">
            <text:p>The Digital First Aid Kit</text:p>
          </table:table-cell>
          <table:table-cell table:style-name="ce2" office:value-type="string" calcext:value-type="string">
            <text:p>Intro</text:p>
          </table:table-cell>
          <table:table-cell table:style-name="ce2"/>
          <table:table-cell table:style-name="ce2" office:value-type="string" calcext:value-type="string">
            <text:p>Provide preliminary support for people facing the most common types of digital threats. Including self-diagnostic tools and guidelines.</text:p>
          </table:table-cell>
          <table:table-cell table:style-name="ce2" office:value-type="string" calcext:value-type="string">
            <text:p>The Digital First Aid Kit aims to provide preliminary support for people facing the most common types of digital threats. The Kit offers a set of self-diagnostic tools for human rights defenders, bloggers, activists and journalists facing attacks themselves, as well as providing guidelines for digital first responders to assist a person under threat.</text:p>
          </table:table-cell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table:number-columns-repeated="4"/>
          <table:table-cell table:style-name="ce9" office:value-type="string" calcext:value-type="string">
            <text:p>Digital Defenders Partnership</text:p>
          </table:table-cell>
          <table:table-cell table:style-name="ce3" office:value-type="string" calcext:value-type="string">
            <text:p><text:a xlink:href="https://www.digitaldefenders.org/" xlink:type="simple">https://www.digitaldefenders.org/</text:a></text:p>
          </table:table-cell>
          <table:table-cell table:style-name="ce2" table:number-columns-repeated="2"/>
          <table:table-cell table:style-name="ce5" office:value-type="string" calcext:value-type="string">
            <text:p>CC4.0</text:p>
          </table:table-cell>
          <table:table-cell table:style-name="ce2" table:number-columns-repeated="15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ecure Communications</text:p>
          </table:table-cell>
          <table:table-cell table:style-name="ce5" office:value-type="string" calcext:value-type="string">
            <text:p>Communication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PGP, TAILS, OTR, Tor, 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digitaldefenders.org/digitalfirstaid/#section-secure-communication" xlink:type="simple">https://www.digitaldefenders.org/digitalfirstaid/#section-secure-communication</text:a>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Link to secure tools are outdated. ChatSecure is no longer maintained, use Signal instead. RedPhone and TextSecure has been merged into a single application called Signal.</text:p>
          </table:table-cell>
          <table:table-cell/>
          <table:table-cell table:style-name="ce5" table:number-columns-repeated="15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Account Hijacking</text:p>
          </table:table-cell>
          <table:table-cell table:style-name="ce5" office:value-type="string" calcext:value-type="string">
            <text:p>Account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digitaldefenders.org/digitalfirstaid/#section-hijacking-accounts" xlink:type="simple">https://www.digitaldefenders.org/digitalfirstaid/#section-hijacking-accounts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Devices Seized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devices-seized" xlink:type="simple">https://www.digitaldefenders.org/digitalfirstaid/#section-devices-seized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Malwar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malwar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malware" xlink:type="simple">https://www.digitaldefenders.org/digitalfirstaid/#section-malware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DDoS mitigation</text:p>
          </table:table-cell>
          <table:table-cell table:style-name="ce5" office:value-type="string" calcext:value-type="string">
            <text:p>Websit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DoS, websit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ddos-mitigation" xlink:type="simple">https://www.digitaldefenders.org/digitalfirstaid/#section-ddos-mitigation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Trust</text:p>
          </table:table-cell>
          <table:table-cell table:style-name="ce5" office:value-type="string" calcext:value-type="string">
            <text:p>Security concept</text:p>
          </table:table-cell>
          <table:table-cell table:style-name="ce5" office:value-type="string" calcext:value-type="string">
            <text:p>Am I talking to the person that I think I'm talking to?</text:p>
          </table:table-cell>
          <table:table-cell table:style-name="ce5"/>
          <table:table-cell table:style-name="ce9" office:value-type="string" calcext:value-type="string">
            <text:p>Concept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digitaldefenders.org/digitalfirstaid/" xlink:type="simple">https://www.digitaldefenders.org/digitalfirstaid/</text:a></text:p>
          </table:table-cell>
          <table:table-cell table:style-name="ce5" table:number-columns-repeated="20"/>
          <table:table-cell table:number-columns-repeated="990"/>
        </table:table-row>
        <table:table-row table:style-name="ro1">
          <table:table-cell table:style-name="ce5" table:number-columns-repeated="34"/>
          <table:table-cell table:number-columns-repeated="990"/>
        </table:table-row>
        <table:table-row table:style-name="ro1">
          <table:table-cell table:style-name="ce6" office:value-type="string" calcext:value-type="string">
            <text:p><text:a xlink:href="https://cpj.org/reports/2012/04/journalist-security-guide.php" xlink:type="simple">CPJ Journalist Security Guide</text:a></text:p>
          </table:table-cell>
          <table:table-cell table:style-name="ce2" office:value-type="string" calcext:value-type="string">
            <text:p>Basic Preparedness</text:p>
          </table:table-cell>
          <table:table-cell table:style-name="ce2" office:value-type="string" calcext:value-type="string">
            <text:p>Basic preparation</text:p>
          </table:table-cell>
          <table:table-cell table:style-name="ce2" table:number-columns-repeated="2"/>
          <table:table-cell table:style-name="ce2" office:value-type="string" calcext:value-type="string">
            <text:p>Guide</text:p>
          </table:table-cell>
          <table:table-cell table:style-name="ce2" office:value-type="string" calcext:value-type="string">
            <text:p>Article</text:p>
          </table:table-cell>
          <table:table-cell table:style-name="ce2" table:number-columns-repeated="7"/>
          <table:table-cell table:style-name="ce2" office:value-type="string" calcext:value-type="string">
            <text:p>Committee to Protect Journalists</text:p>
          </table:table-cell>
          <table:table-cell table:style-name="ce6" office:value-type="string" calcext:value-type="string">
            <text:p><text:a xlink:href="https://cpj.org/reports/2012/04/journalist-security-guide.php" xlink:type="simple">https://cpj.org/reports/2012/04/journalist-security-guide.php</text:a></text:p>
          </table:table-cell>
          <table:table-cell table:style-name="ce2" table:number-columns-repeated="2"/>
          <table:table-cell table:style-name="ce6" office:value-type="string" calcext:value-type="string">
            <text:p><text:a xlink:href="http://creativecommons.org/licenses/by-nc-nd/4.0/" xlink:type="simple">Creative Commons Attribution-NonCommercial-NoDerivatives 4.0 International License.</text:a></text:p>
          </table:table-cell>
          <table:table-cell table:style-name="ce2" table:number-columns-repeated="15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ssessing and Responding to Risk</text:p>
          </table:table-cell>
          <table:table-cell table:style-name="ce5" office:value-type="string" calcext:value-type="string">
            <text:p>Risk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Technology Security</text:p>
          </table:table-cell>
          <table:table-cell table:style-name="ce5" office:value-type="string" calcext:value-type="string">
            <text:p>Digit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rmed Conflict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Organized Crime and Corruption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Civil Matters and Disturbance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Natural Disaster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Health Epidemics and Mass Hazard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ustained Risk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tress Reactions</text:p>
          </table:table-cell>
          <table:table-cell table:style-name="ce5" office:value-type="string" calcext:value-type="string">
            <text:p>Psychological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7"/>
          <table:table-cell table:number-columns-repeated="990"/>
        </table:table-row>
        <table:table-row table:style-name="ro1">
          <table:table-cell table:style-name="ce5" office:value-type="string" calcext:value-type="string">
            <text:p>Crypto Law Survey</text:p>
          </table:table-cell>
          <table:table-cell table:style-name="ce5"/>
          <table:table-cell table:style-name="ce5" office:value-type="string" calcext:value-type="string">
            <text:p>Law</text:p>
          </table:table-cell>
          <table:table-cell table:style-name="ce5" office:value-type="string" calcext:value-type="string">
            <text:p>Is using crypto software / encryption legal in my country?</text:p>
          </table:table-cell>
          <table:table-cell table:style-name="ce5"/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List</text:p>
          </table:table-cell>
          <table:table-cell table:style-name="ce5" table:number-columns-repeated="27"/>
          <table:table-cell table:number-columns-repeated="990"/>
        </table:table-row>
        <table:table-row table:style-name="ro1" table:number-rows-repeated="945">
          <table:table-cell table:style-name="ce5" table:number-columns-repeated="34"/>
          <table:table-cell table:number-columns-repeated="990"/>
        </table:table-row>
        <table:table-row table:style-name="ro2" table:number-rows-repeated="1047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8" meta:object-count="0"/>
    <meta:generator>LibreOfficeDev/5.1.0.3$Linux_X86_64 LibreOffice_project/</meta:generator>
  </office:meta>
</office:document-meta>
</file>